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0800000008DD0ADA29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fill="solid" draw:fill-color="#ffffff" draw:fill-image-name="Empty" draw:textarea-horizontal-align="justify" draw:textarea-vertical-align="middle" draw:auto-grow-height="false"/>
    </style:style>
    <style:style style:name="gr4" style:family="graphic" style:parent-style-name="objectwithoutfill">
      <style:graphic-properties draw:fill="none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4cm" svg:height="2cm" svg:x="6cm" svg:y="10cm">
          <text:p text:style-name="P1"><text:span text:style-name="T1">Konstant-</text:span></text:p>
          <text:p text:style-name="P1"><text:span text:style-name="T1">strømsgenerato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cm" svg:height="2cm" svg:x="6cm" svg:y="12.5cm">
          <text:p text:style-name="P1"><text:span text:style-name="T1">Ladekondensato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cm" svg:height="2cm" svg:x="1.5cm" svg:y="12.5cm">
          <text:p text:style-name="P1"><text:span text:style-name="T1">Starter</text:span>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5.5cm" svg:y1="13.5cm" svg:x2="6cm" svg:y2="13.5cm">
          <text:p/>
        </draw:line>
        <draw:custom-shape draw:style-name="gr1" draw:text-style-name="P2" draw:layer="layout" svg:width="4cm" svg:height="2cm" svg:x="15.5cm" svg:y="12.5cm">
          <text:p text:style-name="P1"><text:span text:style-name="T1">VCO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cm" svg:height="2cm" svg:x="24.5cm" svg:y="12.5cm">
          <text:p text:style-name="P1"><text:span text:style-name="T1">Tælle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cm" svg:height="1cm" svg:x="8.5cm" svg:y="17cm">
          <text:p text:style-name="P1"><text:span text:style-name="T1">Vol-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cm" svg:height="1cm" svg:x="6cm" svg:y="17cm">
          <text:p text:style-name="P1"><text:span text:style-name="T1">Vol+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4cm" svg:height="2cm" svg:x="1.5cm" svg:y="15cm">
          <text:p text:style-name="P1"><text:span text:style-name="T1">AND-Gate</text:span>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3.5cm" svg:y1="15cm" svg:x2="3.5cm" svg:y2="14.5cm">
          <text:p/>
        </draw:line>
        <draw:line draw:style-name="gr2" draw:text-style-name="P1" draw:layer="layout" svg:x1="5.5cm" svg:y1="16.5cm" svg:x2="7cm" svg:y2="16.5cm">
          <text:p/>
        </draw:line>
        <draw:line draw:style-name="gr2" draw:text-style-name="P1" draw:layer="layout" svg:x1="5.5cm" svg:y1="15.5cm" svg:x2="10cm" svg:y2="15.5cm">
          <text:p/>
        </draw:line>
        <draw:line draw:style-name="gr2" draw:text-style-name="P1" draw:layer="layout" svg:x1="7cm" svg:y1="17cm" svg:x2="7cm" svg:y2="16.5cm">
          <text:p/>
        </draw:line>
        <draw:line draw:style-name="gr2" draw:text-style-name="P1" draw:layer="layout" svg:x1="9.5cm" svg:y1="17cm" svg:x2="9.5cm" svg:y2="15.5cm">
          <text:p/>
        </draw:line>
        <draw:custom-shape draw:style-name="gr1" draw:text-style-name="P2" draw:layer="layout" svg:width="4cm" svg:height="2cm" svg:x="11cm" svg:y="15cm">
          <text:p text:style-name="P1"><text:span text:style-name="T1">XOR-Gate</text:span>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0cm" svg:y1="15.5cm" svg:x2="11cm" svg:y2="15.5cm">
          <text:p/>
        </draw:line>
        <draw:line draw:style-name="gr2" draw:text-style-name="P1" draw:layer="layout" svg:x1="7cm" svg:y1="16.5cm" svg:x2="9cm" svg:y2="16.5cm">
          <text:p/>
        </draw:line>
        <draw:line draw:style-name="gr2" draw:text-style-name="P1" draw:layer="layout" svg:x1="10cm" svg:y1="16.5cm" svg:x2="11cm" svg:y2="16.5cm">
          <text:p/>
        </draw:line>
        <draw:custom-shape draw:style-name="gr1" draw:text-style-name="P2" draw:layer="layout" svg:width="4cm" svg:height="2cm" svg:x="20cm" svg:y="12.5cm">
          <text:p text:style-name="P1"><text:span text:style-name="T1">AND-Gate</text:span>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9.5cm" svg:y1="13.5cm" svg:x2="20cm" svg:y2="13.5cm">
          <text:p/>
        </draw:line>
        <draw:line draw:style-name="gr2" draw:text-style-name="P1" draw:layer="layout" svg:x1="15cm" svg:y1="16cm" svg:x2="22cm" svg:y2="16cm">
          <text:p/>
        </draw:line>
        <draw:line draw:style-name="gr2" draw:text-style-name="P1" draw:layer="layout" svg:x1="22cm" svg:y1="14.5cm" svg:x2="22cm" svg:y2="16cm">
          <text:p/>
        </draw:line>
        <draw:line draw:style-name="gr2" draw:text-style-name="P1" draw:layer="layout" svg:x1="9.5cm" svg:y1="18cm" svg:x2="9.5cm" svg:y2="18.5cm">
          <text:p/>
        </draw:line>
        <draw:line draw:style-name="gr2" draw:text-style-name="P1" draw:layer="layout" svg:x1="9.5cm" svg:y1="18.5cm" svg:x2="26.5cm" svg:y2="18.5cm">
          <text:p/>
        </draw:line>
        <draw:line draw:style-name="gr2" draw:text-style-name="P1" draw:layer="layout" svg:x1="26.5cm" svg:y1="14.5cm" svg:x2="26.5cm" svg:y2="18.5cm">
          <text:p/>
        </draw:line>
        <draw:line draw:style-name="gr2" draw:text-style-name="P1" draw:layer="layout" svg:x1="24cm" svg:y1="13.5cm" svg:x2="24.5cm" svg:y2="13.5cm">
          <text:p/>
        </draw:line>
        <draw:line draw:style-name="gr2" draw:text-style-name="P1" draw:layer="layout" svg:x1="10cm" svg:y1="13.5cm" svg:x2="11cm" svg:y2="13.5cm">
          <text:p/>
        </draw:line>
        <draw:path draw:style-name="gr4" draw:text-style-name="P1" draw:layer="layout" svg:width="-0.999cm" svg:height="-0.443cm" svg:x="10cm" svg:y="16.5cm" svg:viewBox="0 0 -1000 -444" svg:d="m1000-33000c-500 1000-1000 0-1000 0">
          <text:p/>
        </draw:path>
        <draw:line draw:style-name="gr2" draw:text-style-name="P1" draw:layer="layout" svg:x1="8cm" svg:y1="12cm" svg:x2="8cm" svg:y2="12.5cm">
          <text:p/>
        </draw:line>
        <draw:custom-shape draw:style-name="gr1" draw:text-style-name="P2" draw:layer="layout" svg:width="4cm" svg:height="2cm" svg:x="24.5cm" svg:y="10cm">
          <text:p text:style-name="P1"><text:span text:style-name="T1">Display</text:span></text:p>
          <text:p text:style-name="P1"><text:span text:style-name="T1">Drive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cm" svg:height="2cm" svg:x="24.5cm" svg:y="7.5cm">
          <text:p text:style-name="P1"><text:span text:style-name="T1">Display</text:span>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26.5cm" svg:y1="9.5cm" svg:x2="26.5cm" svg:y2="10cm">
          <text:p/>
        </draw:line>
        <draw:line draw:style-name="gr2" draw:text-style-name="P1" draw:layer="layout" svg:x1="26.5cm" svg:y1="12cm" svg:x2="26.5cm" svg:y2="12.5cm">
          <text:p/>
        </draw:line>
        <draw:custom-shape draw:style-name="gr1" draw:text-style-name="P2" draw:layer="layout" svg:width="4cm" svg:height="2cm" svg:x="29cm" svg:y="12.5cm">
          <text:p text:style-name="P1"><text:span text:style-name="T1">Dæmper</text:span>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28.5cm" svg:y1="13.5cm" svg:x2="29cm" svg:y2="13.5cm">
          <text:p/>
        </draw:line>
        <draw:custom-shape draw:style-name="gr1" draw:text-style-name="P2" draw:layer="layout" svg:width="4cm" svg:height="2cm" svg:x="29cm" svg:y="10cm">
          <text:p text:style-name="P1"><text:span text:style-name="T1">Input signal</text:span>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31cm" svg:y1="12cm" svg:x2="31cm" svg:y2="12.5cm">
          <text:p/>
        </draw:line>
        <draw:custom-shape draw:style-name="gr1" draw:text-style-name="P2" draw:layer="layout" svg:width="4cm" svg:height="2cm" svg:x="33.5cm" svg:y="12.5cm">
          <text:p text:style-name="P1"><text:span text:style-name="T1">Output signal</text:span>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33cm" svg:y1="13.5cm" svg:x2="33.5cm" svg:y2="13.5cm">
          <text:p/>
        </draw:line>
        <draw:custom-shape draw:style-name="gr1" draw:text-style-name="P2" draw:layer="layout" svg:width="4cm" svg:height="2cm" svg:x="11cm" svg:y="12.5cm">
          <text:p text:style-name="P1"><text:span text:style-name="T1">Buffer</text:span></text:p>
          <text:p text:style-name="P1"><text:span text:style-name="T1">med forsinkelse</text:span>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5.5cm" svg:y1="13.5cm" svg:x2="15cm" svg:y2="13.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fill-image draw:name="Empty" xlink:href="Pictures/100000000000000800000008DD0ADA29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a" fo:country="DK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0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Jonas Hansen</meta:initial-creator>
    <meta:creation-date>2010-11-16T21:36:22</meta:creation-date>
    <meta:printed-by>Jonas Hansen</meta:printed-by>
    <meta:print-date>2010-11-16T21:47:51</meta:print-date>
    <dc:date>2010-11-29T12:53:43</dc:date>
    <dc:creator>Jonas Hansen</dc:creator>
    <meta:editing-duration>PT01H21M48S</meta:editing-duration>
    <meta:editing-cycles>9</meta:editing-cycles>
    <meta:generator>OpenOffice.org/3.2$Linux OpenOffice.org_project/320m19$Build-9505</meta:generator>
    <meta:document-statistic meta:object-count="41"/>
  </office:meta>
</office:document-meta>
</file>